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35cm" svg:stroke-color="#127622" draw:marker-start-width="0.252cm" draw:marker-end-width="0.252cm" draw:stroke-linejoin="round" draw:fill-color="#5eb91e" draw:opacity="56%" draw:textarea-vertical-align="middle" fo:padding-top="0.142cm" fo:padding-bottom="0.142cm" fo:padding-left="0.267cm" fo:padding-right="0.267cm"/>
    </style:style>
    <style:style style:name="gr2" style:family="graphic" style:parent-style-name="objectwithoutfill">
      <style:graphic-properties svg:stroke-width="0.1cm" svg:stroke-color="#224b12" draw:marker-start-width="0.36cm" draw:marker-end="Extrémités_20_de_20_flèche_20_1" draw:marker-end-width="0.3cm" svg:stroke-opacity="60%" draw:fill="none" draw:textarea-vertical-align="middle" fo:padding-top="0.175cm" fo:padding-bottom="0.175cm" fo:padding-left="0.3cm" fo:padding-right="0.3cm"/>
    </style:style>
    <style:style style:name="gr3" style:family="graphic" style:parent-style-name="objectwithoutfill">
      <style:graphic-properties svg:stroke-width="0.1cm" svg:stroke-color="#224b12" draw:marker-start-width="0.36cm" draw:marker-end="Extrémités_20_de_20_flèche_20_2" draw:marker-end-width="0.3cm" svg:stroke-opacity="60%" draw:fill="none" draw:textarea-vertical-align="middle" fo:padding-top="0.175cm" fo:padding-bottom="0.175cm" fo:padding-left="0.3cm" fo:padding-right="0.3cm"/>
    </style:style>
    <style:style style:name="gr4" style:family="graphic" style:parent-style-name="objectwithoutfill">
      <style:graphic-properties svg:stroke-width="0.1cm" svg:stroke-color="#468a1a" draw:marker-start-width="0.36cm" draw:marker-end-width="0.11cm" draw:fill="none" draw:textarea-vertical-align="middle" fo:padding-top="0.175cm" fo:padding-bottom="0.175cm" fo:padding-left="0.3cm" fo:padding-right="0.3cm"/>
    </style:style>
    <style:style style:name="gr5" style:family="graphic" style:parent-style-name="objectwithoutfill">
      <style:graphic-properties svg:stroke-width="0.1cm" svg:stroke-color="#468a1a" draw:marker-start-width="0.36cm" draw:marker-end-width="0.11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1" style:family="paragraph">
      <loext:graphic-properties draw:fill-color="#5eb91e" draw:opacity="5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4.278cm" svg:height="3.764cm" svg:x="3.25cm" svg:y="4.75cm" svg:viewBox="0 0 4279 3765" svg:d="M1206 132c-189-27-334-135-544-132-206 3-380 96-514 235-126 131-136 297-147 455-13 188 105 370 264 471 160 101 343 232 382 426 32 162 42 339-14 500-55 156-176 279-221 441-44 159-49 325-29 485 23 180 138 342 264 470 120 122 309 160 486 162 174 3 347-32 514-74 180-46 360-103 514-205 143-95 310-111 441-15 176 128 201 416 471 411 195-3 394 21 588-29 229-58 409-236 529-426 92-145 78-331 88-500 12-216-131-382-235-544-120-186-288-344-485-455-143-81-301-148-471-133-171 15-344 4-514 0-226-5-464-91-603-264-108-134-203-297-191-485 10-152 51-318-14-456-70-150-182-342-383-338l-147-15h-147-58z">
          <text:p/>
        </draw:path>
        <draw:path draw:style-name="gr1" draw:text-style-name="P1" draw:layer="layout" svg:width="4.254cm" svg:height="3.381cm" svg:x="4.654cm" svg:y="3.159cm" svg:viewBox="0 0 4255 3382" svg:d="M1564 104c-172-87-367-99-559-103-181-5-354 9-514 74-174 71-355 184-426 382-54 151-77 314-59 470 19 172 129 317 206 470 104 207 380 237 470 456 66 161 139 308 162 500 21 178 175 343 352 411 154 59 316 126 485 118 172-8 344-15 515 15 173 30 351 72 485 206 133 134 295 273 500 279 170 5 339-68 455-191s139-301 118-456c-20-148-12-293-29-441-19-170 12-355 161-485 152-132 328-280 353-500 16-146 27-297 0-441-32-171-134-344-309-411-148-57-323-79-455 0-155 93-322 56-471 14-186-52-295-247-485-294-155-39-310-86-470-88-151-3-305-1-456 0h-147-44z">
          <text:p/>
        </draw:path>
        <draw:path draw:style-name="gr1" draw:text-style-name="P1" draw:layer="layout" svg:width="3.216cm" svg:height="3.844cm" svg:x="7.75cm" svg:y="4.75cm" svg:viewBox="0 0 3217 3845" svg:d="M1778 0c-168 30-348-54-500 102-134 137-260 295-265 486-5 165 0 333 0 499 0 157 13 314 0 471-15 171-55 428-323 470-208 32-414 154-529 353-81 140-143 296-147 456-5 156-42 324 29 470 83 170 197 340 368 441 147 88 331 72 485 15 165-62 287-220 485-206 151 11 305-16 456 0 175 18 278 198 441 250 152 49 331 56 485-15 174-80 280-248 367-412 81-153 104-325 74-485-37-194-151-361-280-499-145-155-122-364-132-544-11-195 143-336 132-529-11-186 15-382-58-559-69-165-187-301-324-426-140-128-286-232-456-294l-161-15-177-29h-73z">
          <text:p/>
        </draw:path>
        <draw:path draw:style-name="gr1" draw:text-style-name="P1" draw:layer="layout" svg:width="3.748cm" svg:height="3.617cm" svg:x="9.252cm" svg:y="3.25cm" svg:viewBox="0 0 3749 3618" svg:d="M1117 59c-209-28-409-30-632 15-174 35-364 87-412 250-44 149-101 307-58 470 51 193 259 229 411 294s321 90 471 162c163 78 330 106 485 220 185 137 343 295 455 485 87 148 122 327 147 500 23 160 20 324 15 485-4 165 34 326 88 485 67 194 272 198 426 191 211-9 308-229 456-338 137-100 310-56 470-29 151 25 320-133 309-324-9-164-34-357-220-411-190-55-279-271-294-456-11-146-32-298 29-441 60-141 55-340-88-441-155-110-333-184-471-323-134-135-134-330-264-456-112-109-269-245-441-191-149 47-304 30-456 29-179-2-345-92-499-176l-89-59z">
          <text:p/>
        </draw:path>
        <draw:line draw:style-name="gr2" draw:text-style-name="P2" draw:layer="layout" svg:x1="3.25cm" svg:y1="14.5cm" svg:x2="7.75cm" svg:y2="14.5cm">
          <text:p/>
        </draw:line>
        <draw:line draw:style-name="gr3" draw:text-style-name="P2" draw:layer="layout" svg:x1="4.5cm" svg:y1="16.25cm" svg:x2="4.5cm" svg:y2="12cm">
          <text:p/>
        </draw:line>
        <draw:connector draw:style-name="gr4" draw:text-style-name="P2" draw:layer="layout" draw:type="curve" svg:x1="3.5cm" svg:y1="15.341cm" svg:x2="7.298cm" svg:y2="12.75cm" svg:d="M3500 15341c2848 0 950-2591 3798-2591" svg:viewBox="0 0 3799 2592">
          <text:p/>
        </draw:connector>
        <draw:line draw:style-name="gr2" draw:text-style-name="P2" draw:layer="layout" svg:x1="8.5cm" svg:y1="14.5cm" svg:x2="13cm" svg:y2="14.5cm">
          <text:p/>
        </draw:line>
        <draw:line draw:style-name="gr3" draw:text-style-name="P2" draw:layer="layout" svg:x1="9.75cm" svg:y1="16.25cm" svg:x2="9.75cm" svg:y2="12cm">
          <text:p/>
        </draw:line>
        <draw:connector draw:style-name="gr4" draw:text-style-name="P2" draw:layer="layout" draw:type="curve" draw:line-skew="-2.889cm" svg:x1="8.25cm" svg:y1="13.913cm" svg:x2="12.518cm" svg:y2="18.19cm" svg:d="M8250 13913c0-1125 4268-3263 4268 4277" svg:viewBox="0 0 4269 5441">
          <text:p/>
        </draw:connector>
        <draw:line draw:style-name="gr2" draw:text-style-name="P2" draw:layer="layout" svg:x1="13.443cm" svg:y1="14.508cm" svg:x2="17.943cm" svg:y2="14.508cm">
          <text:p/>
        </draw:line>
        <draw:line draw:style-name="gr3" draw:text-style-name="P2" draw:layer="layout" svg:x1="14.693cm" svg:y1="16.258cm" svg:x2="14.693cm" svg:y2="12.008cm">
          <text:p/>
        </draw:line>
        <draw:connector draw:style-name="gr4" draw:text-style-name="P2" draw:layer="layout" draw:type="curve" draw:line-skew="-2.823cm" svg:x1="13.5cm" svg:y1="14.513cm" svg:x2="15.421cm" svg:y2="16.868cm" svg:d="M13500 14513c0-2467 1921-3645 1921 2355" svg:viewBox="0 0 1922 4369">
          <text:p/>
        </draw:connector>
        <draw:path draw:style-name="gr5" draw:text-style-name="P2" draw:layer="layout" svg:width="1.92cm" svg:height="4.367cm" draw:transform="rotate (3.10127554786872) translate (16.9936839133858cm 16.5320561550614cm)" svg:viewBox="0 0 1921 4368" svg:d="M0 2013c0-2467 1921-3645 1921 2355">
          <text:p/>
        </draw:path>
        <draw:path draw:style-name="gr1" draw:text-style-name="P1" draw:layer="layout" svg:width="4.278cm" svg:height="3.764cm" svg:x="3cm" svg:y="21cm" svg:viewBox="0 0 4279 3765" svg:d="M1206 132c-189-27-334-135-544-132-206 3-380 96-514 235-126 131-136 297-147 455-13 188 105 370 264 471 160 101 343 232 382 426 32 162 42 339-14 500-55 156-176 279-221 441-44 159-49 325-29 485 23 180 138 342 264 470 120 122 309 160 486 162 174 3 347-32 514-74 180-46 360-103 514-205 143-95 310-111 441-15 176 128 201 416 471 411 195-3 394 21 588-29 229-58 409-236 529-426 92-145 78-331 88-500 12-216-131-382-235-544-120-186-288-344-485-455-143-81-301-148-471-133-171 15-344 4-514 0-226-5-464-91-603-264-108-134-203-297-191-485 10-152 51-318-14-456-70-150-182-342-383-338l-147-15h-147-58z">
          <text:p/>
        </draw:path>
        <draw:line draw:style-name="gr2" draw:text-style-name="P2" draw:layer="layout" svg:x1="8.75cm" svg:y1="23.25cm" svg:x2="13.25cm" svg:y2="23.25cm">
          <text:p/>
        </draw:line>
        <draw:line draw:style-name="gr3" draw:text-style-name="P2" draw:layer="layout" svg:x1="10cm" svg:y1="25cm" svg:x2="10cm" svg:y2="20.75cm">
          <text:p/>
        </draw:line>
        <draw:connector draw:style-name="gr4" draw:text-style-name="P2" draw:layer="layout" draw:type="curve" svg:x1="9cm" svg:y1="24.091cm" svg:x2="12.798cm" svg:y2="21.5cm" svg:d="M9000 24091c2848 0 950-2591 3798-2591" svg:viewBox="0 0 3799 2592">
          <text:p/>
        </draw:connector>
        <draw:frame draw:style-name="gr6" draw:text-style-name="P3" draw:layer="layout" svg:width="1.243cm" svg:height="1.673cm" svg:x="7.257cm" svg:y="21.75cm">
          <draw:text-box>
            <text:p>+</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26T10:41:29.388189517</meta:creation-date>
    <dc:date>2024-01-26T14:41:27.904285072</dc:date>
    <meta:editing-duration>PT2H38M47S</meta:editing-duration>
    <meta:editing-cycles>5</meta:editing-cycles>
    <meta:generator>LibreOffice/7.3.7.2$Linux_X86_64 LibreOffice_project/30$Build-2</meta:generator>
    <meta:document-statistic meta:object-count="19"/>
  </office:meta>
</office:document-meta>
</file>